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be62" officeooo:paragraph-rsid="0015be62"/>
    </style:style>
    <style:style style:name="T1" style:family="text">
      <style:text-properties officeooo:rsid="00188a09"/>
    </style:style>
    <style:style style:name="T2" style:family="text">
      <style:text-properties officeooo:rsid="001bd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t</text:p>
      <text:p text:style-name="P1">I think the reason why this is happening is because they haven’t talked about what to do yet with what I said because my probability is too high and it might be masking me and preventing the women from actually hurting me, but the problem is I don’t know where it is going but I see many things happening now that makes me think that I will be fine it is just I don’t know how they did it with quantum mechanics because in the past I might have seen stuff in my mind and I remember but I see different buildings now and I don’t get it the swag shop had porno like the playboy nude books but the thing is there is different merchandise in the stores and I don’t get it I wonder if it was because I didn’t go out much for years and I didn’t notice the different happening so let’s talk about now</text:p>
      <text:p text:style-name="P1">Present</text:p>
      <text:p text:style-name="P1">I don’t get it now I am able to walk around more normal and I feel much better but sometimes I think they will make my heart stop but it seems fine it is just I feel like I’m being moved around in my body in a direction that I don’t want and I am able to speak freely and when I do speak freely this is what happens. But even speaking freely it seems like it’s trying to control it but it’s still me saying it so I can still speak free will</text:p>
      <text:p text:style-name="P1">Future</text:p>
      <text:p text:style-name="P1">It seems like i can hear rings saying that something was calculated or cracked in the future which makes no sense so I feel some tingling because of that so maybe the future makes me understand why I have a hard time because most of the time I’m think of the future and I know there are pivot points that go back in time and pivots point there but I don’t get it I see things now that are different from the past which is the building are different but it seems like I see these things</text:p>
      <text:p text:style-name="P1">The stores are different from what I remember.</text:p>
      <text:p text:style-name="P1">Google maps say things are closed</text:p>
      <text:p text:style-name="P1">There is construction with africans in certain parts of the places in barrie. There is construction everywhere and there is construction on the highway and the roads seem different but it could be i never went through for so long and they changed but how is it possible. If I see more asian restraunts I don’t get it a saw a filipino restraunt but went in and it was real. So if I go in and ask the name they will say it’s something else and it should auto correct right? If not that means I will see people that are different and it’s weird because I thought it was just static bullshit, it’s bullshit, i see dynamic but I thought static is books or objects and I can pick it up and there was a force field that they saw in there timeline but the thing is I think I’m in the ultrauniverse because I see differently and I’m still here it is just if you bring me back just zap my memory and put the original thing back and it should work right? Because if it does not I’m stuck so just realize just stop now and I’ll keep moving forward and when I die I don’t know what that means so just bring me back because the observer effect where someone looks at it and says it’s not there could be a thing but the thing is maybe I’ll just go up to my neighbor with my lemony snicket book and say do they see it. <text:span text:style-name="T1">My mom looked like she was autocorrect to say it’s there. </text:span><text:span text:style-name="T2">Look i don’t believe it with going into lala land because maybe they want me to see the world order that I initially saw in my head and just turn it off because if it is the women that do that just turn it off because just realize I can see porno if you want in your timeline and just turn it off because I’ll watch it on the internet maybe just make it unreal like buildings and women in the real world and it’s like the matrix on the computer and just do that because I don’t like it when I”m gone in this universe because I came up with something in math to help Danes take over america so just stop and bring me back because I’ll just stay alive but really why do you people do that too me I”m just trying to come back and I just never wanted to die at 51 because maybe I should have said look it’s so unbelieve because you guys need to go fascist to actually do it because it’s soo evil to me because apparently there was a treaty to kill guys like me that are different if they had sex with a prostitute and I don’t get it because some of them I think they just fuck us for money and I just want you guys to know if the holocaust was applied to escorts just realize it was maybe the first thing you guys told me and just know I don’t get it with the leaders just realize it’s so weird because we live in the modern age and I </text:span><text:soft-page-break/><text:span text:style-name="T2">don’t get it so many people will just be confused with what will happen and I just want you to know I never will again because I just want porn to come back if it’s back to normal but I will be so paranoid that I don’t want to even have sex with real women or watch porn so I’ll work forever it’s just it ruined it for me and I rather be able to jack off to my stupid pillows because I think you know someone actually made it hard to me to get an erection and I want it back because the truth is I can maybe help everyone get faster than light technology but it’s so weird and different is it really me. I can’t believe it’s going to be me so just hope to god I come back it sounds like to come back just accept you die at 51 so I have no idea. If you can see this maybe you can read this because maybe talking is not able to compute because if your run probability on this to autocorrect this document please know I can only do one thing is show you guys in real life at the fascility in the future so that’s why I really want to go there and just have a real chat because there is no way that you guys would say that this world is fake so just put something in front of my printer the original porn pictures because it’s g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9T14:17:30.880418000</meta:creation-date>
    <meta:generator>LibreOffice/25.8.0.4$Windows_X86_64 LibreOffice_project/48f00303701489684e67c38c28aff00cd5929e67</meta:generator>
    <dc:date>2025-08-29T14:30:52.933558600</dc:date>
    <meta:editing-duration>PT13M21S</meta:editing-duration>
    <meta:editing-cycles>3</meta:editing-cycles>
    <meta:document-statistic meta:table-count="0" meta:image-count="0" meta:object-count="0" meta:page-count="2" meta:paragraph-count="9" meta:word-count="1165" meta:character-count="5734" meta:non-whitespace-character-count="4578"/>
  </office:meta>
</office:document-meta>
</file>